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0100000001D0C57EE6AB9E008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17.992cm" table:align="left"/>
    </style:style>
    <style:style style:name="infos.A" style:family="table-column">
      <style:table-column-properties style:column-width="8.387cm"/>
    </style:style>
    <style:style style:name="infos.B" style:family="table-column">
      <style:table-column-properties style:column-width="9.604cm"/>
    </style:style>
    <style:style style:name="infos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10.793cm" style:rel-column-width="39291*"/>
    </style:style>
    <style:style style:name="title.B" style:family="table-column">
      <style:table-column-properties style:column-width="3.706cm" style:rel-column-width="13490*"/>
    </style:style>
    <style:style style:name="title.C" style:family="table-column">
      <style:table-column-properties style:column-width="3.503cm" style:rel-column-width="12754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items" style:family="table">
      <style:table-properties style:width="17.992cm" fo:margin-left="-0.004cm" table:align="left" style:may-break-between-rows="fals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details" style:family="table">
      <style:table-properties style:width="18.002cm" table:align="margins" style:may-break-between-rows="false"/>
    </style:style>
    <style:style style:name="details.A" style:family="table-column">
      <style:table-column-properties style:column-width="4.501cm" style:rel-column-width="16384*"/>
    </style:style>
    <style:style style:name="details.D" style:family="table-column">
      <style:table-column-properties style:column-width="4.5cm" style:rel-column-width="16383*"/>
    </style:style>
    <style:style style:name="detai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tails.D1" style:family="table-cell">
      <style:table-cell-properties fo:background-color="#eeeeee" fo:padding="0.097cm" fo:border="0.05pt solid #000000">
        <style:background-image/>
      </style:table-cell-properties>
    </style:style>
    <style:style style:name="details.A2" style:family="table-cell">
      <style:table-cell-properties fo:padding="0.097cm" fo:border-left="0.05pt solid #000000" fo:border-right="none" fo:border-top="none" fo:border-bottom="0.05pt solid #000000"/>
    </style:style>
    <style:style style:name="details.B2" style:family="table-cell">
      <style:table-cell-properties fo:padding="0.097cm" fo:border-left="0.05pt solid #000000" fo:border-right="none" fo:border-top="none" fo:border-bottom="0.05pt solid #000000"/>
    </style:style>
    <style:style style:name="details.C2" style:family="table-cell">
      <style:table-cell-properties fo:padding="0.097cm" fo:border-left="0.05pt solid #000000" fo:border-right="none" fo:border-top="none" fo:border-bottom="0.05pt solid #000000"/>
    </style:style>
    <style:style style:name="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signature" style:family="table">
      <style:table-properties style:width="12.411cm" table:align="right" style:may-break-between-rows="false"/>
    </style:style>
    <style:style style:name="signature.A" style:family="table-column">
      <style:table-column-properties style:column-width="6.391cm"/>
    </style:style>
    <style:style style:name="signature.B" style:family="table-column">
      <style:table-column-properties style:column-width="6.02cm"/>
    </style:style>
    <style:style style:name="signature.1" style:family="table-row">
      <style:table-row-properties style:min-row-height="3cm"/>
    </style:style>
    <style:style style:name="signature.A1" style:family="table-cell">
      <style:table-cell-properties style:vertical-align="middle" fo:padding="0.097cm" fo:border="none"/>
    </style:style>
    <style:style style:name="signature.B1" style:family="table-cell">
      <style:table-cell-properties fo:padding="0.097cm" fo:border="0.05pt solid #21409a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/>
    </style:style>
    <style:style style:name="parcels.A" style:family="table-column">
      <style:table-column-properties style:column-width="1.402cm" style:rel-column-width="5104*"/>
    </style:style>
    <style:style style:name="parcels.B" style:family="table-column">
      <style:table-column-properties style:column-width="5.798cm" style:rel-column-width="21106*"/>
    </style:style>
    <style:style style:name="parcels.C" style:family="table-column">
      <style:table-column-properties style:column-width="2.087cm" style:rel-column-width="7596*"/>
    </style:style>
    <style:style style:name="parcels.D" style:family="table-column">
      <style:table-column-properties style:column-width="4.921cm" style:rel-column-width="17915*"/>
    </style:style>
    <style:style style:name="parcels.E" style:family="table-column">
      <style:table-column-properties style:column-width="3.794cm" style:rel-column-width="13814*"/>
    </style:style>
    <style:style style:name="parcels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parcels.E1" style:family="table-cell">
      <style:table-cell-properties fo:background-color="#eeeeee" fo:padding="0.097cm" fo:border="0.05pt solid #808080">
        <style:background-image/>
      </style:table-cell-properties>
    </style:style>
    <style:style style:name="parcels.A2" style:family="table-cell">
      <style:table-cell-properties fo:padding="0.097cm" fo:border-left="0.05pt solid #808080" fo:border-right="none" fo:border-top="none" fo:border-bottom="0.05pt solid #808080"/>
    </style:style>
    <style:style style:name="parcels.B2" style:family="table-cell">
      <style:table-cell-properties fo:padding="0.097cm" fo:border-left="0.05pt solid #808080" fo:border-right="none" fo:border-top="none" fo:border-bottom="0.05pt solid #808080"/>
    </style:style>
    <style:style style:name="parcels.C2" style:family="table-cell">
      <style:table-cell-properties fo:padding="0.097cm" fo:border-left="0.05pt solid #808080" fo:border-right="none" fo:border-top="none" fo:border-bottom="0.05pt solid #808080"/>
    </style:style>
    <style:style style:name="parcels.D2" style:family="table-cell">
      <style:table-cell-properties fo:padding="0.097cm" fo:border-left="0.05pt solid #808080" fo:border-right="none" fo:border-top="none" fo:border-bottom="0.05pt solid #808080"/>
    </style:style>
    <style:style style:name="parcels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P2" style:family="paragraph" style:parent-style-name="Standard">
      <style:text-properties style:font-name="Lato1" fo:font-size="10pt" fo:font-weight="bold" officeooo:rsid="0189c7c4" officeooo:paragraph-rsid="01618ffe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ato1" fo:font-size="9pt" fo:font-weight="bold" officeooo:paragraph-rsid="0152171b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fo:color="#000000" style:font-name="Lato1" fo:font-size="10pt" fo:font-weight="normal" officeooo:rsid="013be5df" officeooo:paragraph-rsid="0140a20e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color="#000000" style:font-name="Lato1" fo:font-size="10pt" fo:font-weight="normal" officeooo:rsid="00bcc573" officeooo:paragraph-rsid="0140a20e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style:font-name="Lato1" fo:font-size="10pt" fo:font-weight="bold" officeooo:rsid="01bdeb22" officeooo:paragraph-rsid="016c482e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Lato" fo:font-size="10pt" fo:font-style="normal" fo:font-weight="normal" officeooo:rsid="016bf9f0" officeooo:paragraph-rsid="015ea4b3" style:font-size-asian="10pt" style:font-style-asian="normal" style:font-weight-asian="normal" style:font-size-complex="10pt" style:font-weight-complex="bold"/>
    </style:style>
    <style:style style:name="P16" style:family="paragraph" style:parent-style-name="Standard">
      <style:text-properties officeooo:paragraph-rsid="0152171b"/>
    </style:style>
    <style:style style:name="P17" style:family="paragraph" style:parent-style-name="Standard">
      <style:paragraph-properties fo:text-align="center" style:justify-single-word="false"/>
      <style:text-properties officeooo:paragraph-rsid="0104ab43"/>
    </style:style>
    <style:style style:name="P18" style:family="paragraph" style:parent-style-name="Standard">
      <style:paragraph-properties fo:text-align="start" style:justify-single-word="false"/>
      <style:text-properties fo:color="#21409a" style:font-name="Lato1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Lato1" fo:font-size="13pt" fo:font-weight="bold" officeooo:rsid="013aec4c" officeooo:paragraph-rsid="0140a20e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1" style:family="paragraph" style:parent-style-name="Standard">
      <style:text-properties officeooo:rsid="009f598c" officeooo:paragraph-rsid="0104ab43"/>
    </style:style>
    <style:style style:name="P22" style:family="paragraph" style:parent-style-name="Standard">
      <style:paragraph-properties fo:text-align="start" style:justify-single-word="false"/>
      <style:text-properties fo:color="#808080" officeooo:paragraph-rsid="01618ffe"/>
    </style:style>
    <style:style style:name="P23" style:family="paragraph" style:parent-style-name="Standard">
      <style:paragraph-properties fo:text-align="start" style:justify-single-word="false"/>
      <style:text-properties officeooo:paragraph-rsid="01618ffe"/>
    </style:style>
    <style:style style:name="P24" style:family="paragraph" style:parent-style-name="Standard">
      <style:paragraph-properties fo:text-align="center" style:justify-single-word="false"/>
      <style:text-properties style:font-name="Lato" fo:font-size="10pt" fo:font-style="normal" fo:font-weight="normal" officeooo:paragraph-rsid="0104ab43" style:font-size-asian="10pt" style:font-style-asian="normal" style:font-weight-asian="normal"/>
    </style:style>
    <style:style style:name="P25" style:family="paragraph" style:parent-style-name="Standard">
      <style:paragraph-properties fo:text-align="end" style:justify-single-word="false"/>
      <style:text-properties officeooo:paragraph-rsid="01618ffe"/>
    </style:style>
    <style:style style:name="P26" style:family="paragraph" style:parent-style-name="Standard">
      <style:text-properties officeooo:paragraph-rsid="014cda28"/>
    </style:style>
    <style:style style:name="P27" style:family="paragraph" style:parent-style-name="Standard">
      <style:text-properties officeooo:paragraph-rsid="017a38e6"/>
    </style:style>
    <style:style style:name="P28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31" style:family="paragraph" style:parent-style-name="Table_20_Contents">
      <style:text-properties style:font-name="Lato1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ato1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ato1" fo:font-size="10pt" fo:font-weight="bold" officeooo:rsid="0189c7c4" officeooo:paragraph-rsid="0189c7c4" style:font-size-asian="8.75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ato1" fo:font-size="10pt" fo:font-weight="bold" officeooo:rsid="01afe68c" officeooo:paragraph-rsid="017a38e6" style:font-size-asian="8.75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258c45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365cf9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ato1" fo:font-size="9pt" officeooo:rsid="0099d84f" officeooo:paragraph-rsid="0099d84f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ato1" fo:font-size="9pt" officeooo:rsid="0097132b" officeooo:paragraph-rsid="0097132b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ato1" fo:font-size="9pt" officeooo:rsid="009eaa00" officeooo:paragraph-rsid="009eaa00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ato1" fo:font-size="9pt" officeooo:rsid="009b575f" officeooo:paragraph-rsid="009b575f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1" fo:font-size="9pt" officeooo:rsid="00efb57a" officeooo:paragraph-rsid="00efb57a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1" fo:font-size="9pt" officeooo:rsid="00f089b6" officeooo:paragraph-rsid="00f089b6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1" fo:font-size="9pt" officeooo:rsid="01274deb" officeooo:paragraph-rsid="01274deb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1" fo:font-size="9pt" officeooo:rsid="012938c8" officeooo:paragraph-rsid="012938c8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Lato1" fo:font-size="9pt" officeooo:rsid="012acefc" officeooo:paragraph-rsid="012acefc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Lato1" fo:font-size="9pt" officeooo:rsid="012c997c" officeooo:paragraph-rsid="012c997c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Lato1" fo:font-size="9pt" officeooo:rsid="012dcde5" officeooo:paragraph-rsid="012dcde5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Lato1" fo:font-size="9pt" officeooo:rsid="019d1de3" officeooo:paragraph-rsid="017a38e6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Lato1" fo:font-size="9pt" officeooo:rsid="01a8c2c3" officeooo:paragraph-rsid="017a38e6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Lato1" fo:font-size="9pt" fo:font-weight="normal" officeooo:rsid="00dad721" officeooo:paragraph-rsid="0160c8a8" style:font-size-asian="9pt" style:font-weight-asian="normal" style:font-size-complex="9pt" style:font-weight-complex="normal"/>
    </style:style>
    <style:style style:name="P51" style:family="paragraph" style:parent-style-name="Table_20_Contents">
      <style:text-properties style:font-name="Lato1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52" style:family="paragraph" style:parent-style-name="Table_20_Contents">
      <style:text-properties style:font-name="Lato1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53" style:family="paragraph" style:parent-style-name="Table_20_Contents">
      <style:text-properties style:font-name="Lato1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Lato1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Lato1" fo:font-size="11pt" fo:font-weight="bold" officeooo:rsid="0126c26c" officeooo:paragraph-rsid="0126c26c" style:font-size-asian="11pt" style:font-weight-asian="bold" style:font-size-complex="11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style:font-name="Lato1" fo:font-size="11pt" fo:font-weight="bold" officeooo:rsid="01a4f4c3" officeooo:paragraph-rsid="017a38e6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ato1" fo:font-size="11pt" fo:font-weight="bold" officeooo:rsid="011b3e5e" officeooo:paragraph-rsid="011b3e5e" style:font-size-asian="9.60000038146973pt" style:font-weight-asian="bold" style:font-size-complex="11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Lato1" fo:font-weight="bold" officeooo:rsid="0155b80c" officeooo:paragraph-rsid="0155b80c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ato1" fo:font-size="6pt" fo:font-weight="bold" officeooo:rsid="01afe68c" officeooo:paragraph-rsid="017a38e6" style:font-size-asian="5.25pt" style:font-weight-asian="bold" style:font-size-complex="6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style:font-name="Lato1" fo:font-size="6pt" fo:font-weight="bold" officeooo:rsid="01a4f4c3" officeooo:paragraph-rsid="017a38e6" style:font-size-asian="5.25pt" style:font-weight-asian="bold" style:font-size-complex="6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officeooo:paragraph-rsid="0104ab43"/>
    </style:style>
    <style:style style:name="P62" style:family="paragraph" style:parent-style-name="Table_20_Heading">
      <style:paragraph-properties fo:text-align="center" style:justify-single-word="false"/>
      <style:text-properties style:font-name="Lato1" fo:font-size="11pt" officeooo:rsid="008f6058" officeooo:paragraph-rsid="008f6058" style:font-size-asian="11pt" style:font-size-complex="11pt"/>
    </style:style>
    <style:style style:name="P63" style:family="paragraph" style:parent-style-name="Table_20_Heading">
      <style:paragraph-properties fo:text-align="center" style:justify-single-word="false"/>
      <style:text-properties style:font-name="Lato1" fo:font-size="11pt" officeooo:rsid="00930d52" officeooo:paragraph-rsid="00930d52" style:font-size-asian="11pt" style:font-size-complex="11pt"/>
    </style:style>
    <style:style style:name="P64" style:family="paragraph" style:parent-style-name="Table_20_Heading">
      <style:paragraph-properties fo:text-align="center" style:justify-single-word="false"/>
      <style:text-properties style:font-name="Lato1" fo:font-size="11pt" officeooo:rsid="00943efe" officeooo:paragraph-rsid="00943efe" style:font-size-asian="11pt" style:font-size-complex="11pt"/>
    </style:style>
    <style:style style:name="P65" style:family="paragraph" style:parent-style-name="Table_20_Heading">
      <style:paragraph-properties fo:text-align="center" style:justify-single-word="false"/>
      <style:text-properties style:font-name="Lato1" fo:font-size="11pt" officeooo:rsid="00f089b6" officeooo:paragraph-rsid="00f089b6" style:font-size-asian="11pt" style:font-size-complex="11pt"/>
    </style:style>
    <style:style style:name="P66" style:family="paragraph" style:parent-style-name="Table_20_Heading">
      <style:text-properties style:font-name="Lato1" officeooo:rsid="0157ccff" officeooo:paragraph-rsid="0157ccff"/>
    </style:style>
    <style:style style:name="P67" style:family="paragraph" style:parent-style-name="Table_20_Heading">
      <style:text-properties officeooo:rsid="019cbd7b" officeooo:paragraph-rsid="017a38e6"/>
    </style:style>
    <style:style style:name="P68" style:family="paragraph" style:parent-style-name="Table_20_Heading">
      <style:text-properties officeooo:rsid="01a86f52" officeooo:paragraph-rsid="017a38e6"/>
    </style:style>
    <style:style style:name="T1" style:family="text">
      <style:text-properties officeooo:rsid="0102c83e"/>
    </style:style>
    <style:style style:name="T2" style:family="text">
      <style:text-properties officeooo:rsid="00eb061b"/>
    </style:style>
    <style:style style:name="T3" style:family="text">
      <style:text-properties officeooo:rsid="00943efe"/>
    </style:style>
    <style:style style:name="T4" style:family="text">
      <style:text-properties fo:color="#000000" style:font-name="Lato" fo:font-size="11pt" fo:font-style="normal" fo:font-weight="bold" style:font-size-asian="11pt" style:font-style-asian="normal" style:font-weight-asian="bold" style:font-size-complex="11pt" style:font-weight-complex="bold"/>
    </style:style>
    <style:style style:name="T5" style:family="text">
      <style:text-properties fo:color="#000000" style:font-name="Lato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6" style:family="text">
      <style:text-properties fo:color="#000000" style:font-name="Lato" fo:font-style="normal" style:font-style-asian="normal"/>
    </style:style>
    <style:style style:name="T7" style:family="text">
      <style:text-properties fo:color="#808080" style:font-name="Lato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8" style:family="text">
      <style:text-properties fo:color="#808080" style:font-name="Lato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9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10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11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12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13" style:family="text">
      <style:text-properties style:font-name="Lato" fo:font-style="normal" fo:font-weight="normal" style:font-size-asian="10pt" style:font-style-asian="normal" style:font-weight-asian="normal"/>
    </style:style>
    <style:style style:name="T14" style:family="text">
      <style:text-properties style:font-name="Lato" fo:font-style="normal" fo:font-weight="normal" officeooo:rsid="016bf9f0" style:font-size-asian="10pt" style:font-style-asian="normal" style:font-weight-asian="normal"/>
    </style:style>
    <style:style style:name="T15" style:family="text">
      <style:text-properties officeooo:rsid="0157ccff"/>
    </style:style>
    <style:style style:name="T16" style:family="text">
      <style:text-properties style:font-name="Lato1" fo:font-size="11pt" fo:font-weight="bold" officeooo:rsid="016a4bf1" style:font-size-asian="9.60000038146973pt" style:font-weight-asian="bold" style:font-size-complex="11pt" style:font-weight-complex="bold"/>
    </style:style>
    <style:style style:name="T17" style:family="text">
      <style:text-properties style:font-name="Lato1" fo:font-size="11pt" fo:font-weight="bold" officeooo:rsid="016ae55c" style:font-size-asian="9.60000038146973pt" style:font-weight-asian="bold" style:font-size-complex="11pt" style:font-weight-complex="bold"/>
    </style:style>
    <style:style style:name="T18" style:family="text">
      <style:text-properties style:font-name="Lato1" fo:font-size="11pt" fo:font-weight="bold" officeooo:rsid="016aea2e" style:font-size-asian="9.60000038146973pt" style:font-weight-asian="bold" style:font-size-complex="11pt" style:font-weight-complex="bold"/>
    </style:style>
    <style:style style:name="T19" style:family="text">
      <style:text-properties officeooo:rsid="01ae0a77"/>
    </style:style>
    <style:style style:name="T20" style:family="text">
      <style:text-properties officeooo:rsid="01ac2c3b"/>
    </style:style>
    <style:style style:name="T21" style:family="text">
      <style:text-properties officeooo:rsid="01afa457"/>
    </style:style>
    <style:style style:name="T22" style:family="text">
      <style:text-properties officeooo:rsid="0193999d"/>
    </style:style>
    <style:style style:name="T23" style:family="text">
      <style:text-properties officeooo:rsid="019730b0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fos" table:style-name="infos">
        <table:table-column table:style-name="infos.A"/>
        <table:table-column table:style-name="infos.B"/>
        <table:table-row>
          <table:table-cell table:style-name="infos.A1" office:value-type="string">
            <text:p text:style-name="P54"><draw:frame draw:style-name="fr1" draw:name="company_logo" text:anchor-type="paragraph" svg:width="8.22cm" svg:height="2.101cm" draw:z-index="0"><draw:image xlink:href="Pictures/100000000000000100000001D0C57EE6AB9E0086.png" xlink:type="simple" xlink:show="embed" xlink:actuate="onLoad" loext:mime-type="image/png"/></draw:frame>[COMPANY_ADDRESS]</text:p>
          </table:table-cell>
          <table:table-cell table:style-name="infos.A1" table:number-rows-spanned="5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50">[RECEIVER_ADDRESS]</text:p>
          </table:table-cell>
        </table:table-row>
        <table:table-row>
          <table:table-cell table:style-name="infos.A1" office:value-type="string">
            <text:p text:style-name="P53">[COMPANY_PHONE]</text:p>
          </table:table-cell>
          <table:covered-table-cell/>
        </table:table-row>
        <table:table-row>
          <table:table-cell table:style-name="infos.A1" office:value-type="string">
            <text:p text:style-name="P51">[COMPANY_EMAIL]</text:p>
          </table:table-cell>
          <table:covered-table-cell/>
        </table:table-row>
        <table:table-row>
          <table:table-cell table:style-name="infos.A1" office:value-type="string">
            <text:p text:style-name="P52">[COMPANY_WEBSITE]</text:p>
          </table:table-cell>
          <table:covered-table-cell/>
        </table:table-row>
        <table:table-row>
          <table:table-cell table:style-name="infos.A1" office:value-type="string">
            <text:p text:style-name="P31"/>
          </table:table-cell>
          <table:covered-table-cell/>
        </table:table-row>
      </table:table>
      <text:p text:style-name="P26"/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P18"><text:span text:style-name="T1">[TITLE] - </text:span><text:s/><text:span text:style-name="T2">[INITIAL_NUMBER]</text:span></text:p>
          </table:table-cell>
          <table:table-cell table:style-name="title.A1" office:value-type="string">
            <text:section text:style-name="Sect1" text:name="section-aborted">
              <text:p text:style-name="P19">[ABORTED]</text:p>
            </text:section>
            <text:p text:style-name="P18"/>
          </table:table-cell>
          <table:table-cell table:style-name="title.A1" office:value-type="string">
            <text:p text:style-name="P12">[DATE]</text:p>
          </table:table-cell>
        </table:table-row>
      </table:table>
      <text:p text:style-name="P13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>
            <table:table-cell table:style-name="items.A1" office:value-type="string">
              <text:p text:style-name="P63">Code</text:p>
            </table:table-cell>
            <table:table-cell table:style-name="items.A1" office:value-type="string">
              <text:p text:style-name="P63">Désignation</text:p>
            </table:table-cell>
            <table:table-cell table:style-name="items.A1" office:value-type="string">
              <text:p text:style-name="P62">Qté</text:p>
            </table:table-cell>
            <table:table-cell table:style-name="items.A1" office:value-type="string">
              <text:p text:style-name="P64">PU HT</text:p>
            </table:table-cell>
            <table:table-cell table:style-name="items.A1" office:value-type="string">
              <text:p text:style-name="P64">Remise <text:span text:style-name="T23">(%)</text:span></text:p>
            </table:table-cell>
            <table:table-cell table:style-name="items.A1" office:value-type="string">
              <text:p text:style-name="P64">Montant</text:p>
              <text:p text:style-name="P64">HT</text:p>
            </table:table-cell>
            <table:table-cell table:style-name="items.A1" office:value-type="string">
              <text:p text:style-name="P62"><text:span text:style-name="T3">Montant</text:span> <text:span text:style-name="T3">TVA</text:span></text:p>
            </table:table-cell>
            <table:table-cell table:style-name="items.A1" office:value-type="string">
              <text:p text:style-name="P64">Taux</text:p>
              <text:p text:style-name="P64">TVA</text:p>
            </table:table-cell>
            <table:table-cell table:style-name="items.I1" office:value-type="string">
              <text:p text:style-name="P65">Montant</text:p>
              <text:p text:style-name="P65">TTC</text:p>
            </table:table-cell>
          </table:table-row>
        </table:table-header-rows>
        <table:table-row>
          <table:table-cell table:style-name="items.A2" office:value-type="string">
            <text:p text:style-name="P38">[CODE]</text:p>
          </table:table-cell>
          <table:table-cell table:style-name="items.B2" office:value-type="string">
            <text:p text:style-name="P35">[VARIANT]</text:p>
          </table:table-cell>
          <table:table-cell table:style-name="items.C2" office:value-type="string">
            <text:p text:style-name="P35">[QUANTITY]</text:p>
          </table:table-cell>
          <table:table-cell table:style-name="items.D2" office:value-type="string">
            <text:p text:style-name="P37">[UNIT_PRETAX_AMOUNT]</text:p>
          </table:table-cell>
          <table:table-cell table:style-name="items.E2" office:value-type="string">
            <text:p text:style-name="P39">[DISCOUNT]</text:p>
          </table:table-cell>
          <table:table-cell table:style-name="items.F2" office:value-type="string">
            <text:p text:style-name="P36">[PRETAX_AMOUNT]</text:p>
          </table:table-cell>
          <table:table-cell table:style-name="items.G2" office:value-type="string">
            <text:p text:style-name="P41">[VAT_AMOUNT]</text:p>
          </table:table-cell>
          <table:table-cell table:style-name="items.H2" office:value-type="string">
            <text:p text:style-name="P40">[VAT_RATE]</text:p>
          </table:table-cell>
          <table:table-cell table:style-name="items.I2" office:value-type="string">
            <text:p text:style-name="P42">[AMOUNT]</text:p>
          </table:table-cell>
        </table:table-row>
      </table:table>
      <text:p text:style-name="P20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section text:style-name="Sect1" text:name="section-conditions">
              <text:p text:style-name="P14"><text:span text:style-name="T13">Ce devis et ses conditions générales sont valables jusqu’au </text:span><text:span text:style-name="T14">[EXPIRED_AT]</text:span></text:p>
            </text:section>
            <text:p text:style-name="P15"/>
          </table:table-cell>
          <table:table-cell table:style-name="totals.B1" office:value-type="string">
            <text:p text:style-name="P22"><text:s/><text:span text:style-name="T12">Total HT</text:span></text:p>
          </table:table-cell>
          <table:table-cell table:style-name="totals.C1" office:value-type="string">
            <text:p text:style-name="P25"><text:s/><text:span text:style-name="T16">[TOTAL_PRETAX]</text:span><text:span text:style-name="T5"> </text:span><text:span text:style-name="T7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3"><text:s/><text:span text:style-name="T9">Total TV</text:span><text:span text:style-name="T10">A</text:span></text:p>
          </table:table-cell>
          <table:table-cell table:style-name="totals.C2" office:value-type="string">
            <text:p text:style-name="P25"><text:s/><text:span text:style-name="T17">[TOTAL_VAT]</text:span><text:span text:style-name="T4"> </text:span><text:span text:style-name="T8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3"><text:s/><text:span text:style-name="T11">Total TTC</text:span></text:p>
          </table:table-cell>
          <table:table-cell table:style-name="totals.C3" office:value-type="string">
            <text:p text:style-name="P25"><text:s/><text:span text:style-name="T18">[TOTAL]</text:span><text:span text:style-name="T4"> </text:span><text:span text:style-name="T8">€</text:span></text:p>
          </table:table-cell>
        </table:table-row>
      </table:table>
      <text:p text:style-name="P2"/>
      <text:p text:style-name="P33"/>
      <text:p text:style-name="P34">Récapitulatif de l’affaire : <text:span text:style-name="T22">[AFFAIR_NUMBER] au [DATE]</text:span></text:p>
      <text:p text:style-name="P59"/>
      <table:table table:name="details" table:style-name="details">
        <table:table-column table:style-name="details.A" table:number-columns-repeated="3"/>
        <table:table-column table:style-name="details.D"/>
        <table:table-header-rows>
          <table:table-row>
            <table:table-cell table:style-name="details.A1" office:value-type="string">
              <text:p text:style-name="P67">Date</text:p>
            </table:table-cell>
            <table:table-cell table:style-name="details.A1" office:value-type="string">
              <text:p text:style-name="P67">N° <text:span text:style-name="T19">de pièce</text:span></text:p>
            </table:table-cell>
            <table:table-cell table:style-name="details.A1" office:value-type="string">
              <text:p text:style-name="P67">Versements</text:p>
            </table:table-cell>
            <table:table-cell table:style-name="details.D1" office:value-type="string">
              <text:p text:style-name="P68"><text:span text:style-name="T20">V</text:span>ente(s) liée(s)</text:p>
            </table:table-cell>
          </table:table-row>
        </table:table-header-rows>
        <table:table-row>
          <table:table-cell table:style-name="details.A2" office:value-type="string">
            <text:p text:style-name="P48">[PAYMENT_DATE]</text:p>
          </table:table-cell>
          <table:table-cell table:style-name="details.B2" office:value-type="string">
            <text:p text:style-name="P48">[PAYMENT_NUMBER]</text:p>
          </table:table-cell>
          <table:table-cell table:style-name="details.C2" office:value-type="string">
            <text:p text:style-name="P48">[PAYMENT_AMOUNT]</text:p>
          </table:table-cell>
          <table:table-cell table:style-name="details.D2" office:value-type="string">
            <text:p text:style-name="P49">[SALE_AFFAIR]</text:p>
          </table:table-cell>
        </table:table-row>
      </table:table>
      <text:p text:style-name="P60"/>
      <text:p text:style-name="P56"><text:span text:style-name="T21">Net à [ACTION] : [LEFT_TO_PAY]</text:span> <text:span text:style-name="T6">€</text:span></text:p>
      <text:p text:style-name="P27"/>
      <text:section text:style-name="Sect1" text:name="Section-signature">
        <table:table table:name="signature" table:style-name="signature">
          <table:table-column table:style-name="signature.A"/>
          <table:table-column table:style-name="signature.B"/>
          <table:table-row table:style-name="signature.1">
            <table:table-cell table:style-name="signature.A1" office:value-type="string">
              <text:p text:style-name="P24"/>
              <text:p text:style-name="P24">Veuillez apposer la mention</text:p>
              <text:p text:style-name="P24">« Bon pour accord », dater</text:p>
              <text:p text:style-name="P24">et signer.</text:p>
              <text:p text:style-name="P17"/>
            </table:table-cell>
            <table:table-cell table:style-name="signature.B1" office:value-type="string">
              <text:p text:style-name="P61"/>
            </table:table-cell>
          </table:table-row>
        </table:table>
        <text:p text:style-name="P21"/>
      </text:section>
      <text:section text:style-name="Sect1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58">Col<text:span text:style-name="T15">is</text:span></text:p>
            </table:table-cell>
          </table:table-row>
        </table:table>
        <text:p text:style-name="P20"/>
        <table:table table:name="parcels" table:style-name="parcels">
          <table:table-column table:style-name="parcels.A"/>
          <table:table-column table:style-name="parcels.B"/>
          <table:table-column table:style-name="parcels.C"/>
          <table:table-column table:style-name="parcels.D"/>
          <table:table-column table:style-name="parcels.E"/>
          <table:table-header-rows>
            <table:table-row>
              <table:table-cell table:style-name="parcels.A1" office:value-type="string">
                <text:p text:style-name="P66">Code</text:p>
              </table:table-cell>
              <table:table-cell table:style-name="parcels.A1" office:value-type="string">
                <text:p text:style-name="P63">Désignation</text:p>
              </table:table-cell>
              <table:table-cell table:style-name="parcels.A1" office:value-type="string">
                <text:p text:style-name="P62">Qté</text:p>
              </table:table-cell>
              <table:table-cell table:style-name="parcels.A1" office:value-type="string">
                <text:p text:style-name="P55">Numéro du colis</text:p>
              </table:table-cell>
              <table:table-cell table:style-name="parcels.E1" office:value-type="string">
                <text:p text:style-name="P57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43">[PARCEL_CODE]</text:p>
            </table:table-cell>
            <table:table-cell table:style-name="parcels.B2" office:value-type="string">
              <text:p text:style-name="P44">[PARCEL_VARIANT]</text:p>
            </table:table-cell>
            <table:table-cell table:style-name="parcels.C2" office:value-type="string">
              <text:p text:style-name="P45">[PARCEL_QUANTITY]</text:p>
            </table:table-cell>
            <table:table-cell table:style-name="parcels.D2" office:value-type="string">
              <text:p text:style-name="P46">[PARCEL_NUMBER]</text:p>
            </table:table-cell>
            <table:table-cell table:style-name="parcels.E2" office:value-type="string">
              <text:p text:style-name="P47">[PLANNED_AT]</text:p>
            </table:table-cell>
          </table:table-row>
        </table:table>
        <text:p text:style-name="P2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1cm" style:rel-column-width="12417*"/>
    </style:style>
    <style:style style:name="footer.B" style:family="table-column">
      <style:table-column-properties style:column-width="1.088cm" style:rel-column-width="3964*"/>
    </style:style>
    <style:style style:name="footer.C" style:family="table-column">
      <style:table-column-properties style:column-width="4.5cm" style:rel-column-width="16382*"/>
    </style:style>
    <style:style style:name="footer.D" style:family="table-column">
      <style:table-column-properties style:column-width="6.996cm" style:rel-column-width="25464*"/>
    </style:style>
    <style:style style:name="footer.E" style:family="table-column">
      <style:table-column-properties style:column-width="2.007cm" style:rel-column-width="7308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-left="none" fo:border-right="none" fo:border-top="none" fo:border-bottom="0.05pt solid #000000"/>
    </style:style>
    <style:style style:name="footer.A3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MP6" style:family="paragraph" style:parent-style-name="Standard">
      <style:paragraph-properties fo:text-align="center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MP8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9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MP10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MP11" style:family="paragraph" style:parent-style-name="Standard">
      <style:paragraph-properties fo:text-align="center" style:justify-single-word="false"/>
      <style:text-properties fo:color="#000000" style:font-name="Lato1" fo:font-size="9pt" fo:font-weight="bold" officeooo:paragraph-rsid="0152171b" style:font-size-asian="9pt" style:font-weight-asian="bold" style:font-size-complex="9pt" style:font-weight-complex="bold"/>
    </style:style>
    <style:style style:name="MP12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MP14" style:family="paragraph" style:parent-style-name="Standard">
      <style:text-properties officeooo:paragraph-rsid="0152171b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row>
            <table:table-cell table:style-name="footer.A1" office:value-type="string">
              <text:p text:style-name="MP2">[DATE]</text:p>
            </table:table-cell>
            <table:table-cell table:style-name="footer.A1" table:number-columns-spanned="3" office:value-type="string">
              <text:p text:style-name="MP3">[FOOTER]</text:p>
            </table:table-cell>
            <table:covered-table-cell/>
            <table:covered-table-cell/>
            <table:table-cell table:style-name="footer.A1" office:value-type="string">
              <text:p text:style-name="MP4"><text:page-number text:select-page="current">2</text:page-number></text:p>
            </table:table-cell>
          </table:table-row>
          <table:table-row>
            <table:table-cell table:style-name="footer.A2" table:number-columns-spanned="5" office:value-type="string">
              <text:p text:style-name="MP5">Coordonnées bancaires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7">Titulaire du compte : </text:p>
            </table:table-cell>
            <table:table-cell table:style-name="footer.A3" table:number-columns-spanned="2" office:value-type="string">
              <text:p text:style-name="MP8">[ACCOUNT_HOLDER_NAME]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9">Banque :</text:p>
            </table:table-cell>
            <table:table-cell table:style-name="footer.A3" table:number-columns-spanned="2" office:value-type="string">
              <text:p text:style-name="MP10">[BANK_NAME]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11"/>
            </table:table-cell>
            <table:covered-table-cell/>
            <table:table-cell table:style-name="footer.A3" office:value-type="string">
              <text:p text:style-name="MP12">BIC/SWIF :</text:p>
            </table:table-cell>
            <table:table-cell table:style-name="footer.A3" table:number-columns-spanned="2" office:value-type="string">
              <text:p text:style-name="MP13">[BANK_IDENTIFIER_CODE]</text:p>
            </table:table-cell>
            <table:covered-table-cell/>
          </table:table-row>
          <table:table-row>
            <table:table-cell table:style-name="footer.A2" table:number-columns-spanned="2" office:value-type="string">
              <text:p text:style-name="MP11"/>
            </table:table-cell>
            <table:covered-table-cell/>
            <table:table-cell table:style-name="footer.A2" office:value-type="string">
              <text:p text:style-name="MP12">IBAN :</text:p>
            </table:table-cell>
            <table:table-cell table:style-name="footer.A2" table:number-columns-spanned="2" office:value-type="string">
              <text:p text:style-name="MP13">[IBAN]</text:p>
            </table:table-cell>
            <table:covered-table-cell/>
          </table:table-row>
        </table:table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6.0.7.3$Linux_X86_64 LibreOffice_project/00m0$Build-3</meta:generator>
    <dc:date>2020-09-30T17:19:38.028927724</dc:date>
    <meta:editing-duration>PT20H16M5S</meta:editing-duration>
    <meta:editing-cycles>348</meta:editing-cycles>
    <meta:document-statistic meta:table-count="9" meta:image-count="1" meta:object-count="0" meta:page-count="2" meta:paragraph-count="72" meta:word-count="125" meta:character-count="949" meta:non-whitespace-character-count="888"/>
  </office:meta>
</office:document-meta>
</file>